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cf9" officeooo:paragraph-rsid="0008acf9"/>
    </style:style>
    <style:style style:name="P2" style:family="paragraph" style:parent-style-name="Standard">
      <style:text-properties officeooo:rsid="000cfd1a" officeooo:paragraph-rsid="000cfd1a"/>
    </style:style>
    <style:style style:name="P3" style:family="paragraph">
      <loext:graphic-properties draw:fill-color="#00cc00" draw:opacity="50%"/>
      <style:paragraph-properties fo:text-align="center"/>
    </style:style>
    <style:style style:name="P4" style:family="paragraph">
      <style:paragraph-properties fo:text-align="center"/>
    </style:style>
    <style:style style:name="T1" style:family="text">
      <style:text-properties officeooo:rsid="000a344f"/>
    </style:style>
    <style:style style:name="T2" style:family="text">
      <style:text-properties officeooo:rsid="000b7a57"/>
    </style:style>
    <style:style style:name="T3" style:family="text">
      <style:text-properties officeooo:rsid="000d4321"/>
    </style:style>
    <style:style style:name="T4" style:family="text">
      <style:text-properties officeooo:rsid="001177f6"/>
    </style:style>
    <style:style style:name="T5" style:family="text">
      <style:text-properties officeooo:rsid="0012249d"/>
    </style:style>
    <style:style style:name="gr1" style:family="graphic">
      <style:graphic-properties draw:stroke="solid"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018cm" svg:stroke-color="#000000" svg:stroke-opacity="100%" draw:stroke-linejoin="round" svg:stroke-linecap="butt"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0" draw:z-index="0" draw:name="turtle" draw:style-name="gr1" draw:text-style-name="P3" drawooo:display="printer" svg:width="0cm" svg:height="0cm" svg:x="10.266cm" svg:y="14.942cm" svg:viewBox="0 0 0 0" draw:points="0,0">
        <text:p/>
      </draw:polygon>
      <draw:polyline text:anchor-type="page" text:anchor-page-number="0" draw:z-index="1" draw:name="actual" draw:style-name="gr2" draw:text-style-name="P4" svg:width="4.675cm" svg:height="3.051cm" draw:transform="rotate (1.5707963267949) translate (8.143875cm 14.8413611111111cm)" svg:viewBox="0 0 4676 3052" draw:points="0,2348 1177,2348 1856,1956 2117,1503 2117,1154 2000,953 1866,875 1762,875 1702,910 1633,1030 1702,910 1672,928 1570,937 1672,928 1612,963 1510,972 1612,963 1582,981 1760,877 1709,877 1568,811 1709,877 1605,877 1464,811 1605,877 1554,877 1864,877 1797,838 1753,774 1612,709 1753,774 1730,743 1711,628 1730,743 1686,679 1667,564 1686,679 1663,647 1797,838 1663,760 1619,697 1478,631 1619,697 1596,665 1577,550 1596,665 1552,601 1533,487 1552,601 1529,570 1663,760 1596,721 1998,954 1940,854 1930,737 1886,674 1744,609 1886,674 1863,642 1843,527 1863,642 1819,579 1799,464 1819,579 1796,547 1930,737 1924,679 1984,515 1924,679 1914,563 1974,399 1914,563 1909,504 1939,852 1822,651 1812,534 1767,471 1626,406 1767,471 1744,439 1725,325 1744,439 1700,376 1681,261 1700,376 1677,344 1812,534 1806,476 1866,312 1806,476 1796,360 1856,196 1796,360 1790,302 1820,649 1762,549 2111,1152 2111,977 2185,818 2175,702 2131,639 1990,573 2131,639 2108,607 2088,492 2108,607 2064,543 2044,429 2064,543 2041,512 2175,702 2170,644 2230,480 2170,644 2159,527 2219,363 2159,527 2154,469 2184,817 2221,737 2288,681 2348,517 2288,681 2321,653 2448,619 2321,653 2388,596 2515,563 2388,596 2422,568 2223,736 2297,577 2364,520 2424,356 2364,520 2397,492 2524,459 2397,492 2464,436 2591,402 2464,436 2498,407 2298,575 2335,496 2115,970 2115,621 2189,462 2178,346 2134,282 1993,217 2134,282 2111,250 2092,136 2111,250 2067,187 2048,72 2067,187 2044,155 2178,346 2173,288 2233,123 2173,288 2163,171 2223,7 2163,171 2157,113 2187,460 2224,381 2291,325 2351,161 2291,325 2325,296 2452,263 2325,296 2392,240 2519,206 2392,240 2425,212 2226,379 2300,220 2367,164 2427,0 2367,164 2401,136 2528,102 2401,136 2468,79 2595,46 2468,79 2501,51 2302,219 2339,139 2118,614 2118,439 2118,1485 2249,1259 2462,1109 2536,951 2526,834 2482,771 2341,706 2482,771 2459,739 2439,624 2459,739 2415,676 2395,561 2415,676 2392,644 2526,834 2521,776 2581,612 2521,776 2510,660 2570,496 2510,660 2505,601 2535,949 2572,870 2639,813 2699,649 2639,813 2672,785 2799,751 2672,785 2739,728 2866,695 2739,728 2773,700 2574,868 2648,709 2715,653 2775,489 2715,653 2748,624 2875,591 2748,624 2815,568 2942,534 2815,568 2849,540 2649,707 2686,628 2466,1102 2574,1028 2702,1005 2769,949 2829,785 2769,949 2803,921 2930,887 2803,921 2870,864 2997,831 2870,864 2903,836 2704,1004 2768,993 2831,1011 2958,977 2831,1011 2863,1020 2939,1083 2863,1020 2926,1037 3002,1101 2926,1037 2958,1046 2769,995 2898,972 2962,990 3089,956 2962,990 2993,998 3069,1062 2993,998 3057,1016 3133,1080 3057,1016 3089,1025 2900,974 2963,963 2577,1032 2790,882 2919,859 2986,803 3046,639 2986,803 3020,774 3147,741 3020,774 3087,718 3214,684 3087,718 3120,690 2921,857 2985,847 3048,864 3175,831 3048,864 3080,873 3156,937 3080,873 3143,891 3219,954 3143,891 3175,900 2986,848 3115,826 3179,843 3306,810 3179,843 3210,852 3286,915 3210,852 3274,870 3350,933 3274,870 3306,878 3117,827 3180,817 2794,885 2902,811 2260,1261 2521,808 2734,658 2808,499 2798,383 2753,319 2612,254 2753,319 2731,288 2711,173 2731,288 2686,224 2667,109 2686,224 2663,192 2798,383 2792,325 2852,161 2792,325 2782,208 2842,44 2782,208 2776,150 2806,497 2843,418 2910,362 2970,198 2910,362 2944,333 3071,300 2944,333 3011,277 3138,243 3011,277 3044,249 2845,416 2919,258 2986,201 3046,37 2986,201 3020,173 3147,139 3020,173 3087,116 3214,83 3087,116 3120,88 2921,256 2958,176 2738,651 2845,577 2974,554 3041,497 3101,333 3041,497 3074,469 3201,436 3074,469 3141,413 3268,379 3141,413 3175,385 2976,552 3039,542 3103,559 3230,526 3103,559 3134,568 3210,631 3134,568 3198,586 3274,649 3198,586 3230,594 3041,543 3170,520 3233,538 3360,504 3233,538 3265,547 3341,610 3265,547 3328,564 3404,628 3328,564 3360,573 3171,522 3235,512 2849,580 3062,430 3191,407 3258,351 3318,187 3258,351 3291,323 3418,289 3291,323 3358,266 3485,233 3358,266 3392,238 3193,406 3256,395 3320,413 3447,379 3320,413 3351,422 3427,485 3351,422 3415,439 3491,503 3415,439 3447,448 3258,397 3387,374 3450,392 3577,358 3450,392 3482,400 3558,464 3482,400 3545,418 3621,482 3545,418 3577,427 3388,376 3452,365 3066,434 3173,360 2531,810 2662,584 1879,1942 2217,1746 2607,1713 2820,1563 2895,1404 2884,1288 2840,1224 2699,1159 2840,1224 2817,1192 2798,1078 2817,1192 2773,1129 2753,1014 2773,1129 2750,1097 2884,1288 2879,1229 2939,1065 2879,1229 2868,1113 2928,949 2868,1113 2863,1055 2893,1402 2930,1323 2997,1266 3057,1102 2997,1266 3030,1238 3157,1205 3030,1238 3097,1182 3224,1148 3097,1182 3131,1154 2932,1321 3006,1162 3073,1106 3133,942 3073,1106 3106,1078 3233,1044 3106,1078 3173,1021 3300,988 3173,1021 3207,993 3007,1161 3044,1081 2824,1556 2932,1482 3060,1459 3127,1402 3187,1238 3127,1402 3161,1374 3288,1341 3161,1374 3228,1318 3355,1284 3228,1318 3261,1289 3062,1457 3126,1446 3189,1464 3316,1431 3189,1464 3221,1473 3297,1536 3221,1473 3284,1490 3360,1554 3284,1490 3316,1499 3127,1448 3256,1425 3320,1443 3447,1409 3320,1443 3351,1452 3427,1515 3351,1452 3415,1469 3491,1533 3415,1469 3447,1478 3258,1427 3321,1416 2935,1485 3149,1335 3277,1312 3344,1256 3404,1092 3344,1256 3378,1228 3505,1194 3378,1228 3445,1171 3572,1138 3445,1171 3478,1143 3279,1311 3343,1300 3406,1318 3533,1284 3406,1318 3438,1326 3514,1390 3438,1326 3501,1344 3577,1408 3501,1344 3533,1353 3344,1302 3473,1279 3537,1296 3664,1263 3537,1296 3568,1305 3644,1369 3568,1305 3632,1323 3708,1386 3632,1323 3664,1332 3475,1281 3538,1270 3152,1339 3260,1265 2618,1715 2813,1697 2997,1764 3126,1741 3193,1685 3253,1520 3193,1685 3226,1656 3353,1623 3226,1656 3293,1600 3420,1566 3293,1600 3327,1572 3127,1739 3191,1729 3254,1746 3381,1713 3254,1746 3286,1755 3362,1819 3286,1755 3350,1773 3425,1836 3350,1773 3381,1782 3193,1730 3321,1707 3385,1725 3512,1692 3385,1725 3417,1734 3493,1797 3417,1734 3480,1752 3556,1815 3480,1752 3512,1760 3323,1709 3387,1699 3000,1767 3092,1801 3161,1870 3224,1887 3351,1854 3224,1887 3256,1896 3332,1960 3256,1896 3320,1914 3395,1977 3320,1914 3351,1923 3163,1871 3198,1907 3249,2044 3198,1907 3267,1976 3318,2113 3267,1976 3302,2011 3094,1803 3277,1870 3346,1939 3410,1956 3537,1923 3410,1956 3441,1965 3517,2028 3441,1965 3505,1983 3581,2046 3505,1983 3537,1991 3348,1940 3383,1976 3434,2113 3383,1976 3452,2044 3503,2182 3452,2044 3487,2080 3279,1871 3371,1905 2819,1704 3209,1670 3392,1737 3521,1715 3588,1658 3648,1494 3588,1658 3621,1630 3748,1596 3621,1630 3688,1573 3815,1540 3688,1573 3722,1545 3522,1713 3586,1702 3649,1720 3776,1686 3649,1720 3681,1729 3757,1792 3681,1729 3745,1746 3821,1810 3745,1746 3776,1755 3588,1704 3717,1681 3780,1699 3907,1665 3780,1699 3812,1707 3888,1771 3812,1707 3875,1725 3951,1789 3875,1725 3907,1734 3718,1683 3782,1672 3395,1741 3487,1774 3556,1843 3620,1861 3747,1827 3620,1861 3651,1870 3727,1933 3651,1870 3715,1887 3791,1951 3715,1887 3747,1896 3558,1845 3593,1880 3644,2018 3593,1880 3662,1949 3713,2087 3662,1949 3697,1984 3489,1776 3672,1843 3741,1912 3805,1930 3932,1896 3805,1930 3836,1939 3912,2002 3836,1939 3900,1956 3976,2020 3900,1956 3932,1965 3743,1914 3778,1949 3829,2087 3778,1949 3847,2018 3898,2155 3847,2018 3882,2053 3674,1845 3766,1879 3214,1677 3410,1660 2238,1762 2917,1371 3307,1337 3521,1187 3595,1028 3584,912 3540,848 3399,783 3540,848 3517,817 3498,702 3517,817 3473,753 3454,639 3473,753 3450,721 3584,912 3579,854 3639,690 3579,854 3568,737 3628,573 3568,737 3563,679 3593,1027 3630,947 3697,891 3757,727 3697,891 3731,863 3858,829 3731,863 3798,806 3925,773 3798,806 3831,778 3632,945 3706,787 3773,730 3833,566 3773,730 3806,702 3933,669 3806,702 3874,646 4001,612 3874,646 3907,617 3708,785 3745,706 3524,1180 3632,1106 3761,1083 3828,1027 3888,863 3828,1027 3861,998 3988,965 3861,998 3928,942 4055,908 3928,942 3962,914 3762,1081 3826,1071 3889,1088 4016,1055 3889,1088 3921,1097 3997,1161 3921,1097 3985,1115 4060,1178 3985,1115 4016,1124 3828,1072 3956,1050 4020,1067 4147,1034 4020,1067 4052,1076 4128,1139 4052,1076 4115,1094 4191,1157 4115,1094 4147,1102 3958,1051 4022,1041 3635,1109 3849,960 3978,937 4045,880 4105,716 4045,880 4078,852 4205,818 4078,852 4145,796 4272,762 4145,796 4179,767 3979,935 4043,924 4106,942 4233,908 4106,942 4138,951 4214,1014 4138,951 4202,968 4277,1032 4202,968 4233,977 4045,926 4173,903 4237,921 4364,887 4237,921 4269,930 4344,993 4269,930 4332,947 4408,1011 4332,947 4364,956 4175,905 4239,894 3852,963 3960,889 3318,1339 3514,1321 3697,1388 3826,1365 3893,1309 3953,1145 3893,1309 3926,1281 4053,1247 3926,1281 3993,1224 4120,1191 3993,1224 4027,1196 3828,1363 3891,1353 3955,1371 4082,1337 3955,1371 3986,1379 4062,1443 3986,1379 4050,1397 4126,1461 4050,1397 4082,1406 3893,1355 4022,1332 4085,1349 4212,1316 4085,1349 4117,1358 4193,1422 4117,1358 4180,1376 4256,1439 4180,1376 4212,1385 4023,1334 4087,1323 3701,1392 3792,1425 3861,1494 3925,1512 4052,1478 3925,1512 3956,1520 4032,1584 3956,1520 4020,1538 4096,1602 4020,1538 4052,1547 3863,1496 3898,1531 3949,1669 3898,1531 3967,1600 4018,1737 3967,1600 4002,1635 3794,1427 3978,1494 4046,1563 4110,1580 4237,1547 4110,1580 4142,1589 4217,1653 4142,1589 4205,1607 4281,1670 4205,1607 4237,1616 4048,1565 4083,1600 4135,1737 4083,1600 4152,1669 4203,1806 4152,1669 4187,1704 3979,1496 4071,1529 3519,1328 3909,1295 4092,1362 4221,1339 4288,1282 4348,1118 4288,1282 4322,1254 4449,1221 4322,1254 4389,1198 4516,1164 4389,1198 4422,1169 4223,1337 4286,1326 4350,1344 4477,1311 4350,1344 4382,1353 4457,1416 4382,1353 4445,1371 4521,1434 4445,1371 4477,1379 4288,1328 4417,1305 4480,1323 4607,1289 4480,1323 4512,1332 4588,1395 4512,1332 4576,1349 4651,1413 4576,1349 4607,1358 4419,1307 4482,1296 4096,1365 4187,1399 4256,1468 4320,1485 4447,1452 4320,1485 4352,1494 4427,1558 4352,1494 4415,1512 4491,1575 4415,1512 4447,1520 4258,1469 4293,1505 4344,1642 4293,1505 4362,1573 4413,1711 4362,1573 4397,1609 4189,1401 4373,1468 4441,1536 4505,1554 4632,1520 4505,1554 4537,1563 4613,1626 4537,1563 4600,1580 4676,1644 4600,1580 4632,1589 4443,1538 4479,1573 4530,1711 4479,1573 4547,1642 4598,1780 4547,1642 4583,1677 4374,1469 4466,1503 3914,1302 4110,1284 2939,1386 3277,1191 1240,2367 1827,2367 2360,2616 2750,2582 2963,2432 3037,2274 3027,2157 2983,2094 2842,2028 2983,2094 2960,2062 2940,1947 2960,2062 2916,1998 2896,1884 2916,1998 2893,1967 3027,2157 3022,2099 3082,1935 3022,2099 3011,1983 3071,1819 3011,1983 3006,1924 3036,2272 3073,2193 3140,2136 3200,1972 3140,2136 3173,2108 3300,2074 3173,2108 3240,2051 3367,2018 3240,2051 3274,2023 3074,2191 3149,2032 3216,1976 3276,1812 3216,1976 3249,1947 3376,1914 3249,1947 3316,1891 3443,1857 3316,1891 3350,1863 3150,2030 3187,1951 2967,2425 3074,2351 3203,2328 3270,2272 3330,2108 3270,2272 3304,2244 3431,2210 3304,2244 3371,2187 3498,2154 3371,2187 3404,2159 3205,2327 3268,2316 3332,2334 3459,2300 3332,2334 3364,2342 3440,2406 3364,2342 3427,2360 3503,2424 3427,2360 3459,2369 3270,2318 3399,2295 3463,2312 3590,2279 3463,2312 3494,2321 3570,2385 3494,2321 3558,2339 3634,2402 3558,2339 3590,2348 3401,2297 3464,2286 3078,2355 3291,2205 3420,2182 3487,2125 3547,1961 3487,2125 3521,2097 3648,2064 3521,2097 3588,2041 3715,2007 3588,2041 3621,2013 3422,2180 3485,2170 3549,2187 3676,2154 3549,2187 3581,2196 3657,2260 3581,2196 3644,2214 3720,2277 3644,2214 3676,2223 3487,2171 3616,2148 3679,2166 3806,2133 3679,2166 3711,2175 3787,2238 3711,2175 3775,2193 3851,2256 3775,2193 3806,2201 3618,2150 3681,2140 3295,2208 3403,2134 2760,2584 2956,2566 3140,2633 3268,2611 3336,2554 3395,2390 3336,2554 3369,2526 3496,2492 3369,2526 3436,2469 3563,2436 3436,2469 3470,2441 3270,2609 3334,2598 3397,2616 3524,2582 3397,2616 3429,2625 3505,2688 3429,2625 3493,2642 3568,2706 3493,2642 3524,2651 3336,2600 3464,2577 3528,2595 3655,2561 3528,2595 3560,2604 3635,2667 3560,2604 3623,2621 3699,2685 3623,2621 3655,2630 3466,2579 3530,2568 3143,2637 3235,2671 3304,2739 3367,2757 3494,2723 3367,2757 3399,2766 3475,2829 3399,2766 3463,2783 3538,2847 3463,2783 3494,2792 3306,2741 3341,2776 3392,2914 3341,2776 3410,2845 3461,2983 3410,2845 3445,2880 3237,2672 3420,2739 3489,2808 3552,2826 3679,2792 3552,2826 3584,2835 3660,2898 3584,2835 3648,2852 3724,2916 3648,2852 3679,2861 3491,2810 3526,2845 3577,2983 3526,2845 3595,2914 3646,3052 3595,2914 3630,2949 3422,2741 3514,2775 2962,2574 3351,2540 3535,2607 3664,2584 3731,2528 3791,2364 3731,2528 3764,2499 3891,2466 3764,2499 3831,2443 3958,2409 3831,2443 3865,2415 3665,2582 3729,2572 3792,2589 3919,2556 3792,2589 3824,2598 3900,2662 3824,2598 3888,2616 3963,2679 3888,2616 3919,2625 3731,2574 3859,2551 3923,2568 4050,2535 3923,2568 3955,2577 4030,2641 3955,2577 4018,2595 4094,2658 4018,2595 4050,2604 3861,2552 3925,2542 3538,2611 3630,2644 3699,2713 3762,2731 3889,2697 3762,2731 3794,2739 3870,2803 3794,2739 3858,2757 3933,2820 3858,2757 3889,2766 3701,2715 3736,2750 3787,2887 3736,2750 3805,2819 3856,2956 3805,2819 3840,2854 3632,2646 3815,2713 3884,2782 3948,2799 4075,2766 3948,2799 3979,2808 4055,2872 3979,2808 4043,2826 4119,2889 4043,2826 4075,2835">
        <text:p/>
      </draw:polyline>
      <draw:polyline text:anchor-type="page" text:anchor-page-number="0" draw:z-index="2" draw:name="actual" draw:style-name="gr2" draw:text-style-name="P4" svg:width="5.341cm" svg:height="2.497cm" draw:transform="rotate (-1.83538824139724) translate (12.5787395805478cm 9.84971123084368cm)" svg:viewBox="0 0 5342 2498" draw:points="1467,1443 1663,1443 1620,1418 1534,1299 1620,1418 1535,1370 1450,1251 1535,1370 1492,1345 1747,1492 1650,1483 2235,1533 2051,1601 3155,1196 2865,1147 2624,978 2430,961 2311,1017 2261,1089 2246,1263 2261,1089 2236,1125 2123,1191 2236,1125 2186,1197 2073,1263 2186,1197 2161,1233 2310,1019 2251,1046 2186,1046 2072,1111 2186,1046 2153,1046 2063,1004 2153,1046 2087,1045 1997,1004 2087,1045 2054,1045 2249,1045 2131,1101 2065,1100 1951,1166 2065,1100 2032,1100 1942,1059 2032,1100 1966,1100 1876,1058 1966,1100 1933,1099 2129,1099 2070,1126 2425,959 2328,951 2244,902 2178,902 2064,967 2178,902 2145,901 2055,860 2145,901 2079,901 1989,860 2079,901 2046,901 2241,901 2198,876 2113,757 2198,876 2114,828 2028,708 2114,828 2070,803 2326,949 2131,933 2047,884 1981,884 1867,949 1981,884 1948,884 1858,842 1948,884 1882,883 1792,842 1882,883 1849,883 2045,883 2001,858 1916,739 2001,858 1917,810 1832,690 1917,810 1874,785 2129,931 2032,923 2617,973 2496,889 2421,763 2337,714 2271,714 2157,779 2271,714 2238,714 2148,672 2238,714 2172,713 2082,672 2172,713 2139,713 2335,713 2292,688 2206,569 2292,688 2207,640 2122,520 2207,640 2164,615 2419,761 2382,698 2375,625 2290,506 2375,625 2372,588 2410,484 2372,588 2365,515 2403,411 2365,515 2362,477 2382,697 2307,571 2300,497 2215,378 2300,497 2297,460 2335,356 2297,460 2290,387 2328,283 2290,387 2287,349 2307,569 2270,506 2491,886 2250,718 2176,591 2091,543 2026,543 1912,608 2026,543 1993,542 1903,501 1993,542 1927,542 1837,501 1927,542 1894,542 2089,542 2046,517 1961,398 2046,517 1962,469 1876,349 1962,469 1918,444 2174,590 2136,527 2129,454 2044,335 2129,454 2127,417 2164,313 2127,417 2120,344 2157,240 2120,344 2117,306 2136,526 2062,399 2055,326 1969,207 2055,326 2052,289 2090,185 2052,289 2045,216 2083,112 2045,216 2042,178 2061,398 2024,335 2246,715 2124,631 2848,1135 2268,1034 2027,866 1833,849 1714,905 1664,977 1649,1151 1664,977 1639,1013 1526,1078 1639,1013 1589,1085 1476,1150 1589,1085 1564,1121 1713,907 1655,934 1589,933 1475,999 1589,933 1556,933 1466,892 1556,933 1490,933 1400,891 1490,933 1457,933 1652,933 1534,988 1468,988 1354,1053 1468,988 1435,988 1345,946 1435,988 1369,987 1279,946 1369,987 1336,987 1532,987 1473,1014 1828,846 1731,838 1647,790 1581,789 1467,855 1581,789 1548,789 1458,748 1548,789 1482,789 1392,747 1482,789 1449,788 1644,788 1601,764 1516,644 1601,764 1517,715 1431,596 1517,715 1473,690 1729,837 1534,820 1450,772 1384,771 1270,837 1384,771 1351,771 1261,730 1351,771 1285,771 1195,729 1285,771 1252,770 1448,771 1404,746 1319,626 1404,746 1320,697 1235,578 1320,697 1277,672 1532,819 1435,811 2020,860 1899,776 1824,650 1740,602 1674,601 1560,667 1674,601 1641,601 1551,560 1641,601 1575,601 1485,559 1575,601 1542,600 1738,601 1695,576 1609,456 1695,576 1610,527 1525,408 1610,527 1567,502 1822,649 1785,586 1778,513 1693,393 1778,513 1775,475 1813,372 1775,475 1768,402 1806,299 1768,402 1765,365 1785,584 1710,458 1703,385 1618,266 1703,385 1700,348 1738,244 1700,348 1693,274 1731,171 1693,274 1690,237 1710,456 1673,393 1894,774 1653,605 1579,479 1494,431 1429,430 1315,496 1429,430 1396,430 1306,389 1396,430 1330,430 1240,388 1330,430 1297,429 1492,429 1449,405 1364,285 1449,405 1365,356 1279,237 1365,356 1321,331 1577,478 1540,415 1533,342 1447,222 1533,342 1530,304 1567,201 1530,304 1523,231 1560,128 1523,231 1520,194 1539,413 1465,287 1458,214 1372,95 1458,214 1455,176 1493,73 1455,176 1448,103 1486,0 1448,103 1445,66 1464,285 1427,222 1649,603 1527,519 2251,1023 1961,973 3699,1275 2563,1583 1984,1482 1617,1617 1450,1817 1420,1990 1460,2099 1520,2149 1673,2175 1520,2149 1550,2174 1599,2279 1550,2174 1609,2223 1658,2329 1609,2223 1640,2248 1460,2099 1481,2154 1466,2328 1481,2154 1521,2264 1506,2438 1521,2264 1542,2318 1422,1991 1407,2077 1357,2149 1342,2323 1357,2149 1332,2185 1218,2251 1332,2185 1282,2257 1168,2323 1282,2257 1257,2293 1406,2079 1376,2252 1326,2324 1311,2498 1326,2324 1301,2360 1187,2426 1301,2360 1251,2432 1137,2498 1251,2432 1226,2468 1374,2254 1359,2340 1448,1825 1364,1924 1245,1980 1196,2052 1181,2226 1196,2052 1171,2088 1057,2154 1171,2088 1121,2160 1007,2226 1121,2160 1096,2196 1244,1982 1186,2009 1120,2009 1006,2074 1120,2009 1087,2009 997,1967 1087,2009 1021,2008 931,1967 1021,2008 988,2008 1184,2008 1065,2064 999,2063 886,2129 999,2063 966,2063 877,2022 966,2063 900,2063 811,2021 900,2063 868,2063 1063,2063 1005,2089 1359,1922 1193,2123 1074,2178 1024,2250 1009,2424 1024,2250 999,2286 886,2352 999,2286 949,2358 836,2424 949,2358 925,2394 1073,2180 1015,2207 949,2207 835,2272 949,2207 916,2207 826,2165 916,2207 850,2206 760,2165 850,2206 817,2206 1012,2206 894,2262 828,2261 714,2327 828,2261 795,2261 705,2220 795,2261 729,2261 640,2219 729,2261 696,2261 892,2261 833,2287 1188,2120 1104,2220 1606,1618 1422,1686 1227,1669 1109,1725 1059,1797 1044,1971 1059,1797 1034,1833 920,1899 1034,1833 984,1905 870,1971 984,1905 959,1941 1107,1727 1049,1754 983,1754 869,1819 983,1754 950,1753 860,1712 950,1753 884,1753 794,1711 884,1753 851,1753 1047,1753 928,1808 863,1808 749,1874 863,1808 830,1808 740,1766 830,1808 764,1807 674,1766 764,1807 731,1807 926,1807 868,1834 1223,1667 1125,1658 1041,1610 975,1609 861,1675 975,1609 942,1609 852,1568 942,1609 876,1609 786,1567 876,1609 843,1609 1039,1609 995,1584 910,1464 995,1584 911,1535 826,1416 911,1535 868,1511 1123,1657 929,1640 844,1592 778,1591 664,1657 778,1591 745,1591 656,1550 745,1591 679,1591 590,1549 679,1591 646,1591 842,1591 799,1566 713,1446 799,1566 714,1517 629,1398 714,1517 671,1493 926,1639 829,1631 1415,1680 1047,1815 852,1798 734,1854 684,1926 669,2100 684,1926 659,1962 545,2027 659,1962 609,2034 496,2099 609,2034 584,2070 733,1856 674,1883 609,1882 495,1948 609,1882 576,1882 486,1841 576,1882 510,1882 420,1840 510,1882 477,1882 672,1882 554,1937 488,1937 374,2002 488,1937 455,1937 365,1895 455,1937 389,1936 299,1895 389,1936 356,1936 552,1936 493,1963 848,1796 751,1787 666,1739 601,1738 487,1804 601,1738 568,1738 478,1697 568,1738 502,1738 412,1696 502,1738 469,1737 664,1738 621,1713 536,1593 621,1713 537,1664 451,1545 537,1664 493,1639 749,1786 554,1769 470,1721 404,1720 290,1786 404,1720 371,1720 281,1679 371,1720 305,1720 215,1678 305,1720 272,1720 468,1720 424,1695 339,1575 424,1695 340,1646 255,1527 340,1646 297,1621 552,1768 455,1760 1040,1809 856,1878 1959,1472 1670,1423 1429,1254 1234,1238 1116,1293 1066,1365 1051,1540 1066,1365 1041,1401 927,1467 1041,1401 991,1474 877,1539 991,1474 966,1510 1115,1296 1056,1322 990,1322 877,1388 990,1322 957,1322 868,1280 957,1322 891,1321 802,1280 891,1321 859,1321 1054,1321 936,1377 870,1377 756,1442 870,1377 837,1376 747,1335 837,1376 771,1376 681,1335 771,1376 738,1376 934,1376 875,1403 1230,1235 1133,1227 1048,1178 982,1178 869,1244 982,1178 949,1178 860,1136 949,1178 884,1177 794,1136 884,1177 851,1177 1046,1177 1003,1152 918,1033 1003,1152 918,1104 833,985 918,1104 875,1079 1131,1226 936,1209 852,1160 786,1160 672,1226 786,1160 753,1160 663,1118 753,1160 687,1159 597,1118 687,1159 654,1159 849,1159 806,1134 721,1015 806,1134 722,1086 636,967 722,1086 678,1061 934,1208 836,1199 1422,1249 1300,1165 1226,1039 1142,990 1076,990 962,1056 1076,990 1043,990 953,948 1043,990 977,989 887,948 977,989 944,989 1140,989 1096,964 1011,845 1096,964 1012,916 927,797 1012,916 969,891 1224,1038 1187,975 1180,902 1094,782 1180,902 1177,864 1215,761 1177,864 1170,791 1208,688 1170,791 1167,753 1186,973 1112,847 1105,774 1020,654 1105,774 1102,736 1140,633 1102,736 1095,663 1133,560 1095,663 1092,626 1112,845 1074,782 1296,1162 1055,994 981,868 896,819 830,819 716,885 830,819 797,819 708,777 797,819 731,818 642,777 731,818 698,818 894,818 851,793 765,674 851,793 766,745 681,626 766,745 723,720 978,867 941,804 934,731 849,611 934,731 931,693 969,589 931,693 924,620 962,516 924,620 921,582 941,802 866,676 859,603 774,483 859,603 857,565 894,462 857,565 850,492 887,389 850,492 847,455 866,674 829,611 1051,991 929,907 1652,1411 1073,1311 832,1142 637,1125 519,1181 469,1253 454,1427 469,1253 444,1289 330,1355 444,1289 394,1361 280,1427 394,1361 369,1397 518,1183 459,1210 393,1210 280,1275 393,1210 360,1209 271,1168 360,1209 295,1209 205,1168 295,1209 262,1209 457,1209 339,1265 273,1264 159,1330 273,1264 240,1264 150,1223 240,1264 174,1264 84,1222 174,1264 141,1263 337,1263 278,1290 633,1123 536,1114 451,1066 385,1066 272,1131 385,1066 352,1065 263,1024 352,1065 287,1065 197,1024 287,1065 254,1065 449,1065 406,1040 321,921 406,1040 321,992 236,872 321,992 278,967 534,1113 339,1096 255,1048 189,1048 75,1113 189,1048 156,1047 66,1006 156,1047 90,1047 0,1006 90,1047 57,1047 252,1047 209,1022 124,903 209,1022 125,974 39,854 125,974 81,949 337,1095 240,1087 825,1137 704,1053 629,926 545,878 479,878 365,943 479,878 446,877 356,836 446,877 380,877 290,836 380,877 347,877 543,877 499,852 414,733 499,852 415,804 330,684 415,804 372,779 627,925 590,862 583,789 497,670 583,789 580,752 618,648 580,752 573,679 611,575 573,679 570,641 589,861 515,734 508,661 423,542 508,661 505,624 543,520 505,624 498,551 536,447 498,551 495,513 515,733 477,670 699,1050 458,881 384,755 299,707 233,707 120,772 233,707 200,706 111,665 200,706 134,706 45,665 134,706 102,706 297,706 254,681 168,562 254,681 169,633 84,513 169,633 126,608 381,754 344,691 337,618 252,499 337,618 334,581 372,477 334,581 327,508 365,404 327,508 325,470 344,689 269,563 262,490 177,371 262,490 260,453 297,349 260,453 253,380 290,276 253,380 250,342 269,562 232,499 454,879 332,795 1055,1299 766,1249 2504,1552 1937,1705 5342,783">
        <text:p/>
      </draw:polyline>
      <text:p text:style-name="P1">TO TREE LL</text:p>
      <text:p text:style-name="P1"><text:s text:c="3"/>IF L<text:span text:style-name="T2">L</text:span> &lt; <text:span text:style-name="T1">5 </text:span>[ FORWARD LL BACK LL STOP ]</text:p>
      <text:p text:style-name="P1"><text:s text:c="3"/>FORWARD LL/3.<text:span text:style-name="T5">0</text:span></text:p>
      <text:p text:style-name="P1"><text:s text:c="3"/>LEFT 30 TREE LL*2.<text:span text:style-name="T4">0</text:span>/3.<text:span text:style-name="T5">0</text:span> RIGHT 30</text:p>
      <text:p text:style-name="P1"><text:s text:c="3"/>FORWARD LL/6.<text:span text:style-name="T5">0</text:span></text:p>
      <text:p text:style-name="P1"><text:s text:c="3"/><text:span text:style-name="T3">RIGHT</text:span> 25 TREE LL/2.<text:span text:style-name="T5">0</text:span> <text:span text:style-name="T3">LEFT</text:span> 25</text:p>
      <text:p text:style-name="P1"><text:s text:c="3"/>FORWARD LL/3.<text:span text:style-name="T5">0</text:span></text:p>
      <text:p text:style-name="P1"><text:s text:c="3"/><text:span text:style-name="T3">RIGHT</text:span> 25 TREE LL/2.<text:span text:style-name="T5">0</text:span> <text:span text:style-name="T3">LEFT</text:span> 25</text:p>
      <text:p text:style-name="P1"><text:s text:c="3"/>FORWARD LL/6.<text:span text:style-name="T5">0</text:span></text:p>
      <text:p text:style-name="P1"><text:s text:c="3"/>BACK LL</text:p>
      <text:p text:style-name="P1">END</text:p>
      <text:p text:style-name="P1"/>
      <text:p text:style-name="P2">CLEARSCREEN</text:p>
      <text:p text:style-name="P2">HOME</text:p>
      <text:p text:style-name="P2">HIDETURTLE</text:p>
      <text:p text:style-name="P1">TREE <text:span text:style-name="T4">100</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1:14:59.030700733</meta:creation-date>
    <dc:date>2017-08-23T21:19:46.826689416</dc:date>
    <meta:editing-duration>PT7H19M39S</meta:editing-duration>
    <meta:editing-cycles>9</meta:editing-cycles>
    <meta:generator>LibreOffice/5.2.7.2$Linux_x86 LibreOffice_project/2b7f1e640c46ceb28adf43ee075a6e8b8439ed10</meta:generator>
    <meta:document-statistic meta:table-count="0" meta:image-count="0" meta:object-count="0" meta:page-count="1" meta:paragraph-count="15" meta:word-count="48" meta:character-count="261" meta:non-whitespace-character-count="201"/>
  </office:meta>
</office:document-meta>
</file>